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1.147cm" svg:height="1.631cm" svg:x="0.754cm" svg:y="1.1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3.947cm" svg:height="0.529cm" svg:x="3.234cm" svg:y="0.9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92cm" svg:height="0.529cm" svg:x="5.925cm" svg:y="2.6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1" draw:id="id1" draw:layer="layout" svg:width="0.544cm" svg:height="1.951cm" svg:x="1.466cm" svg:y="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862cm" svg:height="0.862cm" svg:x="5.459cm" svg:y="0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559cm" svg:height="0.756cm" svg:x="6.578cm" svg:y="0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317cm" svg:height="0.453cm" svg:x="6.215cm" svg:y="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271cm" svg:x1="1.738cm" svg:y1="0.907cm" svg:x2="5.89cm" svg:y2="0.726cm" draw:start-shape="id1" draw:start-glue-point="4" draw:end-shape="id2" svg:d="m1738 907c0-616 4152-526 4152-181">
          <text:p/>
        </draw:connector>
        <draw:connector draw:style-name="gr3" draw:text-style-name="P1" draw:layer="layout" draw:type="curve" draw:line-skew="-0.125cm 1.623cm" svg:x1="5.89cm" svg:y1="1.588cm" svg:x2="6.66cm" svg:y2="1.493cm" draw:start-shape="id2" draw:start-glue-point="8" draw:end-shape="id3" draw:end-glue-point="7" svg:d="m5890 1588c0 588 346 490 509 320s143-415 261-415">
          <text:p/>
        </draw:connector>
        <draw:connector draw:style-name="gr3" draw:text-style-name="P1" draw:layer="layout" draw:type="curve" svg:x1="7.055cm" svg:y1="1.493cm" svg:x2="6.532cm" svg:y2="3.01cm" draw:start-shape="id3" draw:start-glue-point="9" draw:end-shape="id4" draw:end-glue-point="10" svg:d="m7055 1493c874 0 1136 1517-523 15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07-18T09:39:18</dc:date>
    <dc:creator>kkk </dc:creator>
    <meta:editing-duration>PT5H7M36S</meta:editing-duration>
    <meta:editing-cycles>22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a</mi>
              <mn>2</mn>
            </msub>
            <mo stretchy="false">=</mo>
            <mn>1</mn>
          </mrow>
        </mtd>
      </mtr>
      <mtr>
        <mtd>
          <mrow>
            <msub>
              <mi>a</mi>
              <mn>1</mn>
            </msub>
            <mo stretchy="false">=</mo>
            <mn>0</mn>
          </mrow>
        </mtd>
      </mtr>
      <mtr>
        <mtd>
          <mrow>
            <msub>
              <mi>a</mi>
              <mn>0</mn>
            </msub>
            <mo stretchy="false">=</mo>
            <mn>1</mn>
          </mrow>
        </mtd>
      </mtr>
    </mtable>
    <annotation encoding="StarMath 5.0">stack{
alignl a_2 = 1 #
alignl a_1 = 0 #
alignl a_0 = 1 
}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2</mn>
        </msub>
      </mrow>
      <msub>
        <mi>a</mi>
        <mn>1</mn>
      </msub>
      <mrow>
        <mrow>
          <msub>
            <mi>a</mi>
            <mn>0</mn>
          </msub>
          <mo stretchy="false">=</mo>
          <msub>
            <mn>101</mn>
            <mn>2</mn>
          </msub>
        </mrow>
        <mo stretchy="false">=</mo>
        <msub>
          <mn>5</mn>
          <mn>10</mn>
        </msub>
      </mrow>
    </mrow>
    <annotation encoding="StarMath 5.0">a = a_2 a_1 a_0 =101_2 = 5_{10}</annotation>
  </semantics>
</math>
</file>

<file path=Object 3/content.xml><?xml version="1.0" encoding="utf-8"?>
<math xmlns="http://www.w3.org/1998/Math/MathML">
  <semantics>
    <msub>
      <mi>d</mi>
      <mn>5</mn>
    </msub>
    <annotation encoding="StarMath 5.0">d_5</annotation>
  </semantics>
</math>
</file>